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4830" officeooo:paragraph-rsid="00114830"/>
    </style:style>
    <style:style style:name="P2" style:family="paragraph" style:parent-style-name="Standard">
      <style:text-properties officeooo:rsid="00114830" officeooo:paragraph-rsid="0011904f"/>
    </style:style>
    <style:style style:name="T1" style:family="text">
      <style:text-properties fo:font-variant="normal" fo:text-transform="none" fo:color="#1e1e1e" style:font-name="Arial"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LGAL16 REĀLĀ DARBĪBĀ</text:span><text:line-break/><text:span text:style-name="T1">Šis attēls demonstrē ādas elektrisko aktivitāti, tā saucamo ādas galvanisko reakciju (ĀGR, angliski GSR). Tā viennozīmīgi ir visjūtīgākā no visām tā saucamajām psihofizioloģiskajām reakcijām. Šī reakcija, blakus citam, ir galvenā "melu detektora" sastāvdaļa,</text:span><text:line-break/><text:span text:style-name="T1">Mūs šī reakcija var ieinteresēt dažādā ziņā:</text:span><text:line-break/><text:span text:style-name="T1">1) Tā ir klasiska STRESA reakcija, jo ļauj objektīvi spriest par simpātiskās nervu sistēmas aktivitāti.</text:span><text:line-break/><text:span text:style-name="T1">2) Tā ir klasiska ORIENTĀCIJAS REAKCIJA, jo izmainās pie katras, pat visniecīgākās ārējās iedarbības - uz katru troksnīti, pieskārienu, utt., un arī iekšējās iedarbības (cik necik cilvēkam nozīmīgas domas, emocijas, utt.). Jo cilvēks tramīgāks, jo šī reakcija stiprāka. Dažam pat nevajag pieskarties, pietiek parādīt uz viņu ar pirkstu.</text:span><text:line-break/><text:span text:style-name="T1">PRAKTISKI - katram cilvēkam ir lietderīgi laiku pa laikam, bez kādiem speciāliem priekšstatiem, mērķiem vai nolūkiem, sevi vienkārši pavērot arī no šādā skatu punkta. Šāda vienkārša vērošana, kad domas brīvi plūst, kad jūs pamēģināt kādu jau atstrādātu relaksācijas paņēmienu, kādu kontemplāciju, afirmāciju, utt., un arī pavērojat sevi kontrasta vidē - ieslēdziet skaļi radio, iesaistieties kādā satraucošā sarunā, utt. - šāda vērošana nodrošina nepārtrauktu atgriezenisko bioloģisko saiti, palīdz organisma nervu un endokrīnajiem regulācijas mehānismiem, pilnīgi bez kādas aktīvas jūsu iesaistīšanās, pamazām ieregulēties labākā režīmā. Tas notiek tāpēc, ka organismam vienkārši top dota iespēja saprast, kas ar viņu noriek, un tad tas noteikti cenšas visu darīt labāk.Vienkārši sakot - šādas vienkāršas vērošanas rezultātā jūs kļūstiet mierīgāki. Šādi iespējams pat lielā mērā atbrīvoties no dažām vainām - tādām kā paaugstināts asinsspiediens, veģetoneirozes, pat alerģijas un imūnsistēmas vājums, pat priekšlaicīgas novecošanās. Tiesa gan, tad tas jādara atkārtoti, diezgan ilgstoši.</text:span><text:line-break/><text:span text:style-name="T1">Alberts Aldersons, ALGAL16 autors; Rīga, 2017.g.1.jūnijs; tel.: 27180548; aldalb@inbox.lv</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7:16.497000000</meta:creation-date>
    <dc:date>2017-06-01T16:04:03.304000000</dc:date>
    <meta:editing-duration>PT2M47S</meta:editing-duration>
    <meta:editing-cycles>3</meta:editing-cycles>
    <meta:generator>LibreOffice/5.1.4.2$Windows_x86 LibreOffice_project/f99d75f39f1c57ebdd7ffc5f42867c12031db97a</meta:generator>
    <meta:document-statistic meta:table-count="0" meta:image-count="0" meta:object-count="0" meta:page-count="1" meta:paragraph-count="1" meta:word-count="260" meta:character-count="1946" meta:non-whitespace-character-count="1686"/>
  </office:meta>
</office:document-meta>
</file>